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8c2c" officeooo:paragraph-rsid="000f8c2c"/>
    </style:style>
    <style:style style:name="P2" style:family="paragraph" style:parent-style-name="Text_20_body">
      <style:text-properties fo:font-weight="bold" officeooo:rsid="00107b82" officeooo:paragraph-rsid="00107b82" style:font-weight-asian="bold" style:font-weight-complex="bold"/>
    </style:style>
    <style:style style:name="P3" style:family="paragraph" style:parent-style-name="Text_20_body">
      <style:text-properties fo:font-weight="normal" officeooo:rsid="00107b82" officeooo:paragraph-rsid="00107b82" style:font-weight-asian="normal" style:font-weight-complex="normal"/>
    </style:style>
    <style:style style:name="P4" style:family="paragraph" style:parent-style-name="Text_20_body">
      <style:text-properties fo:font-weight="normal" officeooo:rsid="0013f192" officeooo:paragraph-rsid="0013f192" style:font-weight-asian="normal" style:font-weight-complex="normal"/>
    </style:style>
    <style:style style:name="P5" style:family="paragraph" style:parent-style-name="Text_20_body">
      <style:text-properties fo:font-weight="normal" officeooo:rsid="00196b05" officeooo:paragraph-rsid="00196b05" style:font-weight-asian="normal" style:font-weight-complex="normal"/>
    </style:style>
    <style:style style:name="P6" style:family="paragraph" style:parent-style-name="Text_20_body">
      <style:text-properties fo:font-weight="normal" officeooo:rsid="0017df18" officeooo:paragraph-rsid="0017df18" style:font-weight-asian="normal" style:font-weight-complex="normal"/>
    </style:style>
    <style:style style:name="P7" style:family="paragraph" style:parent-style-name="Text_20_body">
      <style:text-properties fo:font-size="16pt" fo:font-weight="bold" officeooo:rsid="001f2ccf" officeooo:paragraph-rsid="001f2ccf" style:font-size-asian="16pt" style:font-weight-asian="bold" style:font-size-complex="16pt" style:font-weight-complex="bold"/>
    </style:style>
    <style:style style:name="P8"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9" style:family="paragraph" style:parent-style-name="Text_20_body">
      <style:text-properties fo:font-size="12pt" fo:font-style="italic" fo:font-weight="normal" officeooo:rsid="001f2ccf" officeooo:paragraph-rsid="001f2ccf" style:font-size-asian="10.5pt" style:font-style-asian="italic" style:font-weight-asian="normal" style:font-size-complex="12pt" style:font-style-complex="italic" style:font-weight-complex="normal"/>
    </style:style>
    <style:style style:name="P10" style:family="paragraph" style:parent-style-name="Text_20_body">
      <style:text-properties fo:font-size="12pt" fo:font-style="italic" fo:font-weight="normal" officeooo:rsid="001f2ccf" officeooo:paragraph-rsid="002565c7" style:font-size-asian="10.5pt" style:font-style-asian="italic" style:font-weight-asian="normal" style:font-size-complex="12pt" style:font-style-complex="italic" style:font-weight-complex="normal"/>
    </style:style>
    <style:style style:name="P11" style:family="paragraph" style:parent-style-name="Text_20_body">
      <style:text-properties officeooo:rsid="000591e6" officeooo:paragraph-rsid="003c15c4"/>
    </style:style>
    <style:style style:name="P12" style:family="paragraph" style:parent-style-name="Standard">
      <style:text-properties officeooo:rsid="0006e9bb" officeooo:paragraph-rsid="0006e9bb"/>
    </style:style>
    <style:style style:name="P13" style:family="paragraph" style:parent-style-name="Standard">
      <style:text-properties officeooo:rsid="00088e59" officeooo:paragraph-rsid="00088e59"/>
    </style:style>
    <style:style style:name="P14" style:family="paragraph" style:parent-style-name="Standard">
      <style:text-properties fo:font-weight="bold" officeooo:rsid="00088e59" officeooo:paragraph-rsid="00088e59" style:font-weight-asian="bold" style:font-weight-complex="bold"/>
    </style:style>
    <style:style style:name="P15" style:family="paragraph" style:parent-style-name="Standard">
      <style:text-properties fo:font-weight="bold" officeooo:rsid="000a15e2" officeooo:paragraph-rsid="000a15e2" style:font-weight-asian="bold" style:font-weight-complex="bold"/>
    </style:style>
    <style:style style:name="P16" style:family="paragraph" style:parent-style-name="Standard">
      <style:text-properties fo:font-weight="bold" officeooo:rsid="000f3abe" officeooo:paragraph-rsid="003c15c4" style:font-weight-asian="bold" style:font-weight-complex="bold"/>
    </style:style>
    <style:style style:name="P17" style:family="paragraph" style:parent-style-name="Standard">
      <style:text-properties fo:font-weight="bold" officeooo:rsid="001da67d" officeooo:paragraph-rsid="003c15c4" style:font-weight-asian="bold" style:font-weight-complex="bold"/>
    </style:style>
    <style:style style:name="P18" style:family="paragraph" style:parent-style-name="Standard">
      <style:text-properties fo:font-weight="bold" officeooo:rsid="002073bd" officeooo:paragraph-rsid="003c15c4" style:font-weight-asian="bold" style:font-weight-complex="bold"/>
    </style:style>
    <style:style style:name="P19" style:family="paragraph" style:parent-style-name="Standard">
      <style:text-properties fo:font-weight="bold" officeooo:rsid="0017078a" officeooo:paragraph-rsid="003c15c4" style:font-weight-asian="bold" style:font-weight-complex="bold"/>
    </style:style>
    <style:style style:name="P20" style:family="paragraph" style:parent-style-name="Standard">
      <style:text-properties fo:font-size="12pt" fo:font-weight="normal" officeooo:rsid="001f2ccf" officeooo:paragraph-rsid="001f2ccf" style:font-size-asian="10.5pt" style:font-weight-asian="normal" style:font-size-complex="12pt" style:font-weight-complex="normal"/>
    </style:style>
    <style:style style:name="P21" style:family="paragraph" style:parent-style-name="Standard">
      <style:text-properties fo:font-size="12pt" fo:font-weight="normal" officeooo:rsid="0011fce3" officeooo:paragraph-rsid="003c15c4" style:font-size-asian="10.5pt" style:font-weight-asian="normal" style:font-size-complex="12pt" style:font-weight-complex="normal"/>
    </style:style>
    <style:style style:name="P22" style:family="paragraph" style:parent-style-name="Standard">
      <style:text-properties fo:font-size="12pt" fo:font-weight="normal" officeooo:rsid="00144d20" officeooo:paragraph-rsid="003c15c4" style:font-size-asian="10.5pt" style:font-weight-asian="normal" style:font-size-complex="12pt" style:font-weight-complex="normal"/>
    </style:style>
    <style:style style:name="P23" style:family="paragraph" style:parent-style-name="Standard">
      <style:text-properties fo:font-size="12pt" fo:font-weight="bold" officeooo:rsid="0011fce3" officeooo:paragraph-rsid="003c15c4" style:font-size-asian="10.5pt" style:font-weight-asian="bold" style:font-size-complex="12pt" style:font-weight-complex="bold"/>
    </style:style>
    <style:style style:name="P24" style:family="paragraph" style:parent-style-name="Standard">
      <style:text-properties officeooo:paragraph-rsid="001f2ccf"/>
    </style:style>
    <style:style style:name="P25" style:family="paragraph" style:parent-style-name="Standard">
      <style:text-properties officeooo:rsid="000bd9e9" officeooo:paragraph-rsid="003c15c4"/>
    </style:style>
    <style:style style:name="P26" style:family="paragraph" style:parent-style-name="Standard">
      <style:text-properties officeooo:rsid="00249fa3" officeooo:paragraph-rsid="003c15c4"/>
    </style:style>
    <style:style style:name="P27" style:family="paragraph" style:parent-style-name="Standard">
      <style:text-properties officeooo:rsid="0016d0ed" officeooo:paragraph-rsid="003c15c4"/>
    </style:style>
    <style:style style:name="P28" style:family="paragraph" style:parent-style-name="Standard">
      <style:text-properties officeooo:rsid="00092df1" officeooo:paragraph-rsid="003c15c4"/>
    </style:style>
    <style:style style:name="P29" style:family="paragraph" style:parent-style-name="Standard">
      <style:text-properties officeooo:rsid="000d7d26" officeooo:paragraph-rsid="003c15c4"/>
    </style:style>
    <style:style style:name="P30" style:family="paragraph" style:parent-style-name="Standard">
      <style:text-properties officeooo:rsid="00110ed4" officeooo:paragraph-rsid="003c15c4"/>
    </style:style>
    <style:style style:name="P31" style:family="paragraph" style:parent-style-name="Standard">
      <style:text-properties officeooo:rsid="000f3abe" officeooo:paragraph-rsid="003c15c4"/>
    </style:style>
    <style:style style:name="P32" style:family="paragraph" style:parent-style-name="Standard">
      <style:text-properties officeooo:rsid="0018874d" officeooo:paragraph-rsid="003c15c4"/>
    </style:style>
    <style:style style:name="P33" style:family="paragraph" style:parent-style-name="Standard">
      <style:text-properties officeooo:rsid="00194747" officeooo:paragraph-rsid="003c15c4"/>
    </style:style>
    <style:style style:name="P34" style:family="paragraph" style:parent-style-name="Standard">
      <style:text-properties fo:font-weight="normal" officeooo:rsid="0016e5f3" officeooo:paragraph-rsid="003c15c4" style:font-weight-asian="normal" style:font-weight-complex="normal"/>
    </style:style>
    <style:style style:name="P35" style:family="paragraph" style:parent-style-name="Standard">
      <style:text-properties fo:font-weight="normal" officeooo:rsid="00194747" officeooo:paragraph-rsid="003c15c4" style:font-weight-asian="normal" style:font-weight-complex="normal"/>
    </style:style>
    <style:style style:name="P36" style:family="paragraph" style:parent-style-name="Standard">
      <style:text-properties fo:font-weight="normal" officeooo:rsid="0018874d" officeooo:paragraph-rsid="003c15c4" style:font-weight-asian="normal" style:font-weight-complex="normal"/>
    </style:style>
    <style:style style:name="P37" style:family="paragraph" style:parent-style-name="Standard">
      <style:text-properties fo:font-weight="normal" officeooo:rsid="0019edbb" officeooo:paragraph-rsid="003c15c4" style:font-weight-asian="normal" style:font-weight-complex="normal"/>
    </style:style>
    <style:style style:name="P38" style:family="paragraph" style:parent-style-name="Standard">
      <style:text-properties fo:font-weight="normal" officeooo:rsid="000f3abe" officeooo:paragraph-rsid="003c15c4" style:font-weight-asian="normal" style:font-weight-complex="normal"/>
    </style:style>
    <style:style style:name="P39" style:family="paragraph" style:parent-style-name="Standard">
      <style:text-properties fo:font-weight="normal" officeooo:rsid="002073bd" officeooo:paragraph-rsid="003c15c4" style:font-weight-asian="normal" style:font-weight-complex="normal"/>
    </style:style>
    <style:style style:name="P40" style:family="paragraph" style:parent-style-name="Standard">
      <style:text-properties fo:font-weight="normal" officeooo:rsid="0023d73b" officeooo:paragraph-rsid="003c15c4" style:font-weight-asian="normal" style:font-weight-complex="normal"/>
    </style:style>
    <style:style style:name="P41" style:family="paragraph" style:parent-style-name="Standard">
      <style:text-properties fo:font-size="15pt" fo:font-weight="bold" officeooo:rsid="0011fce3" officeooo:paragraph-rsid="003c15c4" style:font-size-asian="15pt" style:font-weight-asian="bold" style:font-size-complex="15pt" style:font-weight-complex="bold"/>
    </style:style>
    <style:style style:name="P42" style:family="paragraph" style:parent-style-name="Standard">
      <style:text-properties fo:color="#000000" style:font-name="Monospace" fo:font-size="10pt" fo:font-weight="normal" officeooo:rsid="0011fce3" officeooo:paragraph-rsid="003c15c4" style:font-size-asian="10pt" style:font-weight-asian="normal" style:font-size-complex="12pt" style:font-weight-complex="normal"/>
    </style:style>
    <style:style style:name="P43" style:family="paragraph" style:parent-style-name="Standard">
      <style:text-properties fo:color="#000000" style:font-name="Monospace" fo:font-size="10pt" fo:font-weight="normal" officeooo:rsid="001fc6c6" officeooo:paragraph-rsid="003c15c4" style:font-size-asian="10pt" style:font-weight-asian="normal" style:font-size-complex="12pt" style:font-weight-complex="normal"/>
    </style:style>
    <style:style style:name="P44" style:family="paragraph" style:parent-style-name="Standard">
      <style:text-properties officeooo:rsid="000404f0" officeooo:paragraph-rsid="003c15c4"/>
    </style:style>
    <style:style style:name="P45" style:family="paragraph" style:parent-style-name="Standard">
      <style:text-properties officeooo:rsid="0016bfd8" officeooo:paragraph-rsid="003c15c4"/>
    </style:style>
    <style:style style:name="P46" style:family="paragraph" style:parent-style-name="Standard">
      <style:text-properties officeooo:rsid="0017078a" officeooo:paragraph-rsid="003c15c4"/>
    </style:style>
    <style:style style:name="P47" style:family="paragraph" style:parent-style-name="Standard">
      <style:text-properties officeooo:rsid="00172fbd" officeooo:paragraph-rsid="003c15c4"/>
    </style:style>
    <style:style style:name="P48" style:family="paragraph" style:parent-style-name="Standard">
      <style:text-properties officeooo:rsid="0018ced7" officeooo:paragraph-rsid="003c15c4"/>
    </style:style>
    <style:style style:name="P49" style:family="paragraph" style:parent-style-name="Standard">
      <style:text-properties officeooo:rsid="00207ed3" officeooo:paragraph-rsid="003c15c4"/>
    </style:style>
    <style:style style:name="P50" style:family="paragraph" style:parent-style-name="Standard">
      <style:text-properties officeooo:rsid="001ac20e" officeooo:paragraph-rsid="003c15c4"/>
    </style:style>
    <style:style style:name="P51" style:family="paragraph" style:parent-style-name="Standard">
      <style:text-properties officeooo:rsid="001ba44f" officeooo:paragraph-rsid="003c15c4"/>
    </style:style>
    <style:style style:name="P52" style:family="paragraph" style:parent-style-name="Standard">
      <style:text-properties officeooo:rsid="001e8147" officeooo:paragraph-rsid="003c15c4"/>
    </style:style>
    <style:style style:name="P53" style:family="paragraph" style:parent-style-name="Standard">
      <style:text-properties officeooo:paragraph-rsid="003c15c4"/>
    </style:style>
    <style:style style:name="P54" style:family="paragraph" style:parent-style-name="Standard">
      <style:paragraph-properties fo:margin-top="0cm" fo:margin-bottom="0.499cm" loext:contextual-spacing="false"/>
    </style:style>
    <style:style style:name="P55" style:family="paragraph" style:parent-style-name="Text_20_body">
      <style:paragraph-properties fo:break-before="page"/>
      <style:text-properties fo:font-size="16pt" fo:font-weight="bold" officeooo:rsid="001f2ccf" officeooo:paragraph-rsid="001f2ccf" style:font-size-asian="16pt" style:font-weight-asian="bold" style:font-size-complex="16pt" style:font-weight-complex="bold"/>
    </style:style>
    <style:style style:name="P56" style:family="paragraph" style:parent-style-name="Text_20_body">
      <style:paragraph-properties fo:break-before="page"/>
      <style:text-properties fo:font-size="12pt" fo:font-weight="normal" officeooo:rsid="001f2ccf" officeooo:paragraph-rsid="001f2ccf" style:font-size-asian="10.5pt" style:font-weight-asian="normal" style:font-size-complex="12pt" style:font-weight-complex="normal"/>
    </style:style>
    <style:style style:name="P57" style:family="paragraph" style:parent-style-name="Heading_20_1">
      <style:paragraph-properties fo:break-before="page"/>
    </style:style>
    <style:style style:name="P58" style:family="paragraph" style:parent-style-name="Standard">
      <style:paragraph-properties fo:margin-left="0cm" fo:margin-right="0cm" fo:text-align="start" style:justify-single-word="false" fo:text-indent="0cm" style:auto-text-indent="false"/>
      <style:text-properties officeooo:paragraph-rsid="003c15c4"/>
    </style:style>
    <style:style style:name="P59" style:family="paragraph" style:parent-style-name="Heading_20_2">
      <style:text-properties officeooo:paragraph-rsid="003c15c4"/>
    </style:style>
    <style:style style:name="P60" style:family="paragraph" style:parent-style-name="Heading_20_3">
      <style:text-properties officeooo:paragraph-rsid="003c15c4"/>
    </style:style>
    <style:style style:name="P61" style:family="paragraph" style:parent-style-name="Text_20_body">
      <style:text-properties officeooo:rsid="000591e6" officeooo:paragraph-rsid="003c15c4"/>
    </style:style>
    <style:style style:name="P62" style:family="paragraph" style:parent-style-name="Text_20_body">
      <style:text-properties officeooo:rsid="003e41d2" officeooo:paragraph-rsid="003e41d2"/>
    </style:style>
    <style:style style:name="T1" style:family="text">
      <style:text-properties fo:font-weight="bold" style:font-weight-asian="bold" style:font-weight-complex="bold"/>
    </style:style>
    <style:style style:name="T2" style:family="text">
      <style:text-properties fo:font-weight="bold" officeooo:rsid="000d31f8" style:font-weight-asian="bold" style:font-weight-complex="bold"/>
    </style:style>
    <style:style style:name="T3" style:family="text">
      <style:text-properties fo:font-weight="bold" officeooo:rsid="00113b20" style:font-weight-asian="bold" style:font-weight-complex="bold"/>
    </style:style>
    <style:style style:name="T4" style:family="text">
      <style:text-properties fo:font-weight="bold" officeooo:rsid="0021dc4f" style:font-weight-asian="bold" style:font-weight-complex="bold"/>
    </style:style>
    <style:style style:name="T5" style:family="text">
      <style:text-properties fo:font-weight="bold" officeooo:rsid="002565c7" style:font-weight-asian="bold" style:font-weight-complex="bold"/>
    </style:style>
    <style:style style:name="T6" style:family="text">
      <style:text-properties fo:font-weight="bold" officeooo:rsid="00318a86" style:font-weight-asian="bold" style:font-weight-complex="bold"/>
    </style:style>
    <style:style style:name="T7" style:family="text">
      <style:text-properties fo:font-weight="bold" officeooo:rsid="0018874d" style:font-weight-asian="bold" style:font-weight-complex="bold"/>
    </style:style>
    <style:style style:name="T8" style:family="text">
      <style:text-properties fo:font-weight="bold" officeooo:rsid="001da67d" style:font-weight-asian="bold" style:font-weight-complex="bold"/>
    </style:style>
    <style:style style:name="T9" style:family="text">
      <style:text-properties fo:font-weight="bold" officeooo:rsid="001befe8" style:font-weight-asian="bold" style:font-weight-complex="bold"/>
    </style:style>
    <style:style style:name="T10" style:family="text">
      <style:text-properties fo:font-weight="bold" officeooo:rsid="001e8147" style:font-weight-asian="bold" style:font-weight-complex="bold"/>
    </style:style>
    <style:style style:name="T11" style:family="text">
      <style:text-properties fo:font-weight="bold" officeooo:rsid="001c3be8"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13b20"/>
    </style:style>
    <style:style style:name="T14" style:family="text">
      <style:text-properties officeooo:rsid="0012a012"/>
    </style:style>
    <style:style style:name="T15" style:family="text">
      <style:text-properties fo:color="#3f7f5f" style:font-name="Monospace" fo:font-size="10pt" style:font-size-asian="10pt"/>
    </style:style>
    <style:style style:name="T16" style:family="text">
      <style:text-properties fo:color="#000000" style:font-name="Monospace" fo:font-size="10pt" style:font-size-asian="10pt"/>
    </style:style>
    <style:style style:name="T17" style:family="text">
      <style:text-properties officeooo:rsid="0020880b"/>
    </style:style>
    <style:style style:name="T18" style:family="text">
      <style:text-properties fo:font-size="12pt" fo:font-weight="normal" officeooo:rsid="001f2ccf" style:font-size-asian="10.5pt" style:font-weight-asian="normal"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italic" fo:font-weight="bold" officeooo:rsid="002565c7" style:font-style-asian="italic" style:font-weight-asian="bold" style:font-style-complex="italic" style:font-weight-complex="bold"/>
    </style:style>
    <style:style style:name="T21" style:family="text">
      <style:text-properties officeooo:rsid="0021dc4f"/>
    </style:style>
    <style:style style:name="T22" style:family="text">
      <style:text-properties fo:font-style="normal" fo:font-weight="bold" officeooo:rsid="0021dc4f" style:font-style-asian="normal" style:font-weight-asian="bold" style:font-style-complex="normal" style:font-weight-complex="bold"/>
    </style:style>
    <style:style style:name="T23" style:family="text">
      <style:text-properties fo:font-style="normal" fo:font-weight="bold" officeooo:rsid="002565c7" style:font-style-asian="normal" style:font-weight-asian="bold" style:font-style-complex="normal" style:font-weight-complex="bold"/>
    </style:style>
    <style:style style:name="T24" style:family="text">
      <style:text-properties officeooo:rsid="002565c7"/>
    </style:style>
    <style:style style:name="T25" style:family="text">
      <style:text-properties officeooo:rsid="002f7040"/>
    </style:style>
    <style:style style:name="T26" style:family="text">
      <style:text-properties officeooo:rsid="003c15c4"/>
    </style:style>
    <style:style style:name="T27" style:family="text">
      <style:text-properties officeooo:rsid="0016e5f3"/>
    </style:style>
    <style:style style:name="T28" style:family="text">
      <style:text-properties officeooo:rsid="002644e0"/>
    </style:style>
    <style:style style:name="T29" style:family="text">
      <style:text-properties officeooo:rsid="001cc398"/>
    </style:style>
    <style:style style:name="T30" style:family="text">
      <style:text-properties officeooo:rsid="0018874d"/>
    </style:style>
    <style:style style:name="T31" style:family="text">
      <style:text-properties officeooo:rsid="00194747"/>
    </style:style>
    <style:style style:name="T32" style:family="text">
      <style:text-properties officeooo:rsid="0019edbb"/>
    </style:style>
    <style:style style:name="T33" style:family="text">
      <style:text-properties officeooo:rsid="0014fdf9"/>
    </style:style>
    <style:style style:name="T34" style:family="text">
      <style:text-properties officeooo:rsid="001334f2"/>
    </style:style>
    <style:style style:name="T35" style:family="text">
      <style:text-properties officeooo:rsid="00217765"/>
    </style:style>
    <style:style style:name="T36" style:family="text">
      <style:text-properties fo:color="#7f0055" style:font-name="Monospace" fo:font-size="10pt" fo:font-weight="bold" style:font-size-asian="10pt" style:font-weight-asian="bold"/>
    </style:style>
    <style:style style:name="T37" style:family="text">
      <style:text-properties fo:color="#6a3e3e" style:font-name="Monospace" fo:font-size="10pt" style:font-size-asian="10pt"/>
    </style:style>
    <style:style style:name="T38" style:family="text">
      <style:text-properties fo:color="#2a00ff" style:font-name="Monospace" fo:font-size="10pt" style:font-size-asian="10pt"/>
    </style:style>
    <style:style style:name="T39" style:family="text">
      <style:text-properties officeooo:rsid="0018ced7"/>
    </style:style>
    <style:style style:name="T40" style:family="text">
      <style:text-properties officeooo:rsid="00207ed3"/>
    </style:style>
    <style:style style:name="T41" style:family="text">
      <style:text-properties officeooo:rsid="001ac20e"/>
    </style:style>
    <style:style style:name="T42" style:family="text">
      <style:text-properties officeooo:rsid="001ba44f"/>
    </style:style>
    <style:style style:name="T43" style:family="text">
      <style:text-properties officeooo:rsid="00050b99"/>
    </style:style>
    <style:style style:name="T44" style:family="text">
      <style:text-properties officeooo:rsid="00061b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onnay</text:h>
      <text:h text:style-name="Heading_20_3" text:outline-level="3">Ua</text:h>
      <text:p text:style-name="P12"><text:span text:style-name="T1">Art 3 : </text:span>Si terrain enclavé, une servitude de passage est nécessaire : pourrait être une règle à implémenter.. !</text:p>
      <text:p text:style-name="P12"/>
      <text:p text:style-name="P13">Art 7 : limite séparatives en fonction de la hauter des bat environnants <text:span text:style-name="T13">ou min de 3</text:span> <text:span text:style-name="T1"><text:s/>ou COLLÉ =&gt; est ce que le ou collé est </text:span><text:span text:style-name="T3">permis ? Est il</text:span><text:span text:style-name="T1"> implémenté ?? Vérifier. </text:span><text:span text:style-name="T2">Non c’est pas le cas =&gt; à implémenter</text:span></text:p>
      <text:p text:style-name="P14"/>
      <text:p text:style-name="P15">Art 10 : A implémenter : ne doit pas dépasser les hauteurs des batiments adjacents ou limite ultime (code </text:p>
      <text:p text:style-name="P15"/>
      <text:h text:style-name="Heading_20_2" text:outline-level="2">Marchaux </text:h>
      <text:p text:style-name="P1">Vla la règle perverse en article 7 : je verrais ça un autre jour mon frer. <text:span text:style-name="T14">Doit dépendre de la hauteur pour U et de du type de parcelle en limite pour AU</text:span></text:p>
      <text:p text:style-name="P2">article Ub6 : <text:span text:style-name="T12">pas implémenté le .3</text:span></text:p>
      <text:p text:style-name="P3"/>
      <text:h text:style-name="Heading_20_2" text:outline-level="2">Vieilley</text:h>
      <text:p text:style-name="P4">Approuvé par délibération du conseil municipal du 14 février 2014</text:p>
      <text:h text:style-name="Heading_20_3" text:outline-level="3">ART 6 </text:h>
      <text:p text:style-name="P5">indiqué expréssément qu’il faut op<text:span text:style-name="T25">t</text:span>imiser le soleil</text:p>
      <text:h text:style-name="Heading_20_3" text:outline-level="3">article 12 :</text:h>
      <text:p text:style-name="P6">Il est exigé au moins un garage ou une place de stationnement par logement dont la surface de plancher est inférieure à 60 m 2 , et deux garages ou places de stationnement par logement dont la surface de plancher est supérieure à 60 m . </text:p>
      <text:p text:style-name="P6">- En dehors du secteur Ua, pour les constructions ou opération de plus de 3 logements, il est demandé d’ajouter une place visiteur qui ne pourra en aucun cas être affectée à l’usage privatif (non rattachée à l’usage d’un logement) par tranche de 4 logements.</text:p>
      <text:p text:style-name="P6"/>
      <text:p text:style-name="P7"/>
      <text:p text:style-name="P55">RNU</text:p>
      <text:p text:style-name="P8">accessibilité : doit avoir accès à la voirie : même que pour les servitudes de passage ?! <text:bookmark-start text:name="__DdeLink__2440_68614380"/>(R111-5 et 6)<text:bookmark-end text:name="__DdeLink__2440_68614380"/> <text:span text:style-name="T5">rien (trop de </text:span><text:span text:style-name="T20">mais, </text:span><text:span text:style-name="T23">les extensions n’auraient pas besoin d’avoir accès à la route alors on ne va pas les limiter). </text:span></text:p>
      <text:p text:style-name="P8">article <text:span text:style-name="T17">R</text:span>111-15 : (art 8)</text:p>
      <text:p text:style-name="P9">Une distance d'au moins trois mètres peut être imposée entre deux bâtiments non contigus situés sur un terrain appartenant au même propriétaire. <text:span text:style-name="T21">Art_8 = 3 </text:span><text:span text:style-name="T4">Done </text:span></text:p>
      <text:p text:style-name="P8">article <text:span text:style-name="T17">R</text:span>111-16 : (art <text:span text:style-name="T24">6</text:span>)</text:p>
      <text:p text:style-name="P10">Lorsque le bâtiment est édifié en bordure d'une voie publique, la distance comptée horizontalement de tout point de l'immeuble au point le plus proche de l'alignement opposé doit être au moins égale à la différence d'altitude entre ces deux points. <text:span text:style-name="T6">Done</text:span></text:p>
      <text:p text:style-name="P10"/>
      <text:p text:style-name="P10">Lorsqu'il existe une obligation de construire au retrait de l'alignement, la limite de ce retrait se substitue à l'alignement.<text:span text:style-name="T21">(</text:span><text:span text:style-name="T22">seulement dans le cas d’une servitude?!)</text:span> Il en sera de même pour les constructions élevées en bordure des voies privées, la largeur effective de la voie privée étant assimilée à la largeur réglementaire des voies publiques.<text:line-break/>Toutefois une implantation de la construction à l'alignement ou dans le prolongement des constructions existantes peut être imposée. <text:span text:style-name="T21">(</text:span><text:span text:style-name="T22">On ne fera pas cas de cette exception)</text:span></text:p>
      <text:p text:style-name="P8">article <text:span text:style-name="T17">R</text:span>111-17 : (art 7)</text:p>
      <text:p text:style-name="P9">A moins que le bâtiment à construire ne jouxte la limite parcellaire, la distance comptée horizontalement de tout point de ce bâtiment au point de la limite parcellaire qui en est le plus rapproché doit être au moins égale à la moitié de la différence d'altitude entre ces deux points, sans pouvoir être inférieure à trois mètres.</text:p>
      <text:p text:style-name="P9"/>
      <text:p text:style-name="P20">Article R111-18 <text:a xlink:type="simple" xlink:href="https://www.legifrance.gouv.fr/affichCodeArticle.do;jsessionid=16499A7E0D3BB1953B378C5A048BBFE2.tplgfr22s_2?idArticle=LEGIARTI000031721284&amp;cidTexte=LEGITEXT000006074075&amp;dateTexte=20180918" text:style-name="Internet_20_link" text:visited-style-name="Visited_20_Internet_20_Link">En savoir plus sur cet article...</text:a> </text:p>
      <text:p text:style-name="Text_20_body"><text:span text:style-name="T19">Lorsque, par son gabarit ou son implantation, un immeuble bâti existant n'est pas conforme aux prescriptions de l'article </text:span><text:a xlink:type="simple" xlink:href="https://www.legifrance.gouv.fr/affichCodeArticle.do?cidTexte=LEGITEXT000006074075&amp;idArticle=LEGIARTI000031719362&amp;dateTexte=&amp;categorieLien=cid" text:style-name="Internet_20_link" text:visited-style-name="Visited_20_Internet_20_Link"><text:span text:style-name="T19">R. 111-17</text:span></text:a><text:span text:style-name="T19">, le permis de construire ne peut être accordé que pour des travaux qui ont pour objet d'améliorer la conformité de l'implantation ou du gabarit de cet immeuble avec ces prescriptions, ou pour des travaux qui sont sans effet sur l'implantation ou le gabarit de l'immeuble.</text:span></text:p>
      <text:p text:style-name="P8">L’article 111 -19 cit que ces règles peuvent toutefois être amandés (pariculierement si un PLU est en route). </text:p>
      <text:p text:style-name="P20"/>
      <text:p text:style-name="P54">Article R111-28<text:line-break/><text:span text:style-name="T19">Dans les secteurs déjà partiellement bâtis, présentant une unité d'aspect et non compris dans des programmes de rénovation, l'autorisation de construire à une hauteur supérieure à la hauteur moyenne des constructions avoisinantes peut être refusée ou subordonnée à des prescriptions particulières.</text:span></text:p>
      <text:p text:style-name="P24"><text:soft-page-break/><text:span text:style-name="T18">Article R111-25</text:span><text:line-break/><text:span text:style-name="T19">Le permis ou la décision prise sur la déclaration préalable peut imposer la réalisation d'installations propres à assurer le stationnement hors des voies publiques des véhicules correspondant aux caractéristiques du projet.<text:line-break/>Il ne peut être exigé la réalisation de plus d'une aire de stationnement par logement lors de la construction de logements locatifs financés avec un prêt aidé par l'Etat.</text:span></text:p>
      <text:p text:style-name="P8"/>
      <text:p text:style-name="P56"/>
      <text:p text:style-name="P57">À vérifier</text:p>
      <text:p text:style-name="Heading_20_1"/>
      <text:h text:style-name="P59" text:outline-level="2"><text:span text:style-name="T26">F</text:span>ontain</text:h>
      <text:p text:style-name="P25"/>
      <text:p text:style-name="P26">pour implémenter ce PLU dans les objets Regulation, il est nécessaire de faire plusieurs changements, comme article 6 distance max et pas min, art 7 obligation de se coller aux bâtiments déjà existants, </text:p>
      <text:p text:style-name="P27">Commune traversé par un pipline d’hypdrocarbure. Une zone ou un certain type de constructions sont interdite existe : prend on ça en compte ? (on peut se poser la même question pour les zones inondables) <text:span text:style-name="T27">ces considérations sont principalement pour les ERP, donc on va faire comme si ils n’existaient pas </text:span></text:p>
      <text:p text:style-name="P28"/>
      <text:p text:style-name="P29">A =Habitation sous condition d’être liée à l’exploitation. </text:p>
      <text:p text:style-name="P30">As : uniquement les extensions des <text:span text:style-name="T28">bâtiments</text:span> préexistants sont autorisés =&gt;</text:p>
      <text:p text:style-name="P30"/>
      <text:p text:style-name="P29"/>
      <text:p text:style-name="P29">Zone N : extensions résidentielles limités à 20m²</text:p>
      <text:p text:style-name="P29"/>
      <text:p text:style-name="P31">Ua :<text:span text:style-name="T1">habitation autorisé</text:span></text:p>
      <text:p text:style-name="P29"/>
      <text:p text:style-name="P32">Alignement : si alignement de façade des autres <text:span text:style-name="T29">bâtiments</text:span>, aligné. Sinon, 3m de recul max</text:p>
      <text:p text:style-name="P32">limites séparatives :<text:tab/>si <text:span text:style-name="T29">bâtiment</text:span> voisin touche, le nouveau <text:span text:style-name="T29">bâtiment</text:span> doit toucher aussi</text:p>
      <text:p text:style-name="P32"><text:tab/><text:tab/><text:tab/>sinon min (Hvoisin/2 ; 1,5)</text:p>
      <text:p text:style-name="P29"/>
      <text:p text:style-name="P32">construction d’une annexe autorisé avec restriction <text:s/>(h &lt; 4m (pignon) et 2,5m (gouttereau) et emprise au sol &lt;25m² )</text:p>
      <text:p text:style-name="P32"/>
      <text:p text:style-name="P33">pas de CES</text:p>
      <text:p text:style-name="P33"/>
      <text:p text:style-name="P32">hauteur : R+2 – max 4m</text:p>
      <text:p text:style-name="P33"/>
      <text:p text:style-name="P32"/>
      <text:p text:style-name="P29"><text:span text:style-name="T30">Ub :</text:span><text:span text:style-name="T7">habitation autorisé</text:span></text:p>
      <text:p text:style-name="P32">si alignement de façade des autres batiments, aligné. Sinon, <text:span text:style-name="T31">4</text:span>m de recul max</text:p>
      <text:p text:style-name="P32">limites séparatives :<text:tab/>min (Hvoisin/2 ; <text:span text:style-name="T31">4m</text:span>)</text:p>
      <text:p text:style-name="P32">construction d’une annexe autorisé avec restriction <text:s/>(h &lt; 4m (pignon) et 2,5m (gouttereau) et emprise au sol &lt;25m² )</text:p>
      <text:p text:style-name="P33">CES max = 50 %</text:p>
      <text:p text:style-name="P33">hmax = 6m(4 pour les annexes)</text:p>
      <text:p text:style-name="P32"/>
      <text:p text:style-name="P31">Ul : <text:span text:style-name="T1">habitations non autorisés</text:span></text:p>
      <text:p text:style-name="P16"/>
      <text:p text:style-name="P31"><text:span text:style-name="T12">Uy :</text:span><text:span text:style-name="T1"> habitation sous condition</text:span></text:p>
      <text:p text:style-name="P16"/>
      <text:p text:style-name="P16">1AUa <text:span text:style-name="T32">et b</text:span>:habitation autorisé</text:p>
      <text:p text:style-name="P34">en fond de parcelle <text:span text:style-name="T32">de AUa</text:span>, la construction est interdite en raison de la foret et du risque de chute d’arbres en cas d’évenements météorologique violent. Exclue t on cette zone aussi ?</text:p>
      <text:p text:style-name="P35">recul facade : 5m max</text:p>
      <text:p text:style-name="P36">limites séparatives :<text:tab/>min (Hvoisin/2 ; <text:span text:style-name="T31">4m</text:span>)</text:p>
      <text:p text:style-name="P37"><text:soft-page-break/>pas de CES</text:p>
      <text:p text:style-name="P37">Hauteur : AUa: 6m et a1 Aub:9m (extension 4m)</text:p>
      <text:p text:style-name="P37"><text:s/>pour la zone 1AUa, la hauteur ne doit pas non plus dépasser la crète</text:p>
      <text:p text:style-name="P38"/>
      <text:p text:style-name="P38"/>
      <text:p text:style-name="P16">2AUy :habitation sous condition</text:p>
      <text:p text:style-name="P16"/>
      <text:p text:style-name="P16"/>
      <text:p text:style-name="P16"/>
      <text:p text:style-name="P41">OAP (orientations d’aménagement programmé) sur les zones à urbaniser </text:p>
      <text:p text:style-name="P21">Ce document donne des infos pour comment aménager chaque zones. Est il automatique ? Quelle différence y a t il avec les ZAC ? </text:p>
      <text:p text:style-name="P23"/>
      <text:p text:style-name="P21"><text:span text:style-name="T1">Site 1AUa</text:span>, il est prévu un lotissement pavillonaire de logements individuels et quelques habitats groupés. Il est fourni un plan répartissant les secteurs préférentiels (cad pas obligatoire?) d’implantation des types de maisons. <text:s/></text:p>
      <text:p text:style-name="P21"><text:span text:style-name="T19">préceptes morphologiques </text:span>: faitage parallèle ou perpendiculaire à la voirie <text:span text:style-name="T33">(le sens de faitage est renseigné sur le plan)</text:span></text:p>
      <text:p text:style-name="P21"><text:tab/><text:tab/><text:tab/><text:tab/><text:span text:style-name="T34">place de parking perpendiculaire à la voirie</text:span></text:p>
      <text:p text:style-name="P21"><text:tab/><text:tab/><text:tab/><text:tab/><text:span text:style-name="T34">constructions principales proches </text:span></text:p>
      <text:p text:style-name="P21"><text:tab/><text:tab/><text:tab/><text:tab/><text:span text:style-name="T35">bâtiment sur la hauteur de la zone: 20m de recul. </text:span></text:p>
      <text:p text:style-name="P21"><text:tab/><text:tab/><text:tab/><text:tab/><text:span text:style-name="T34">Hauteur même que dans PLU (cad?)</text:span></text:p>
      <text:p text:style-name="P21"/>
      <text:p text:style-name="P22">concordance des dates entre les données, les objectifs et ce qui à déjà été fait ? Pavillons </text:p>
      <text:p text:style-name="P21"><text:tab/></text:p>
      <text:p text:style-name="P21"><text:span text:style-name="T36">if</text:span><text:span text:style-name="T16"> (</text:span><text:span text:style-name="T37">typez</text:span><text:span text:style-name="T16">.equals(</text:span><text:span text:style-name="T38">"Ua"</text:span><text:span text:style-name="T16">)) {</text:span></text:p>
      <text:p text:style-name="P58"><text:span text:style-name="T16"><text:tab/><text:tab/><text:tab/><text:tab/><text:tab/></text:span><text:span text:style-name="T37">distReculVoirie</text:span><text:span text:style-name="T16"> = 3;</text:span></text:p>
      <text:p text:style-name="P58"><text:span text:style-name="T16"><text:tab/><text:tab/><text:tab/><text:tab/><text:tab/></text:span><text:span text:style-name="T15">// Distance to bottom of the parcel</text:span></text:p>
      <text:p text:style-name="P58"><text:span text:style-name="T16"><text:tab/><text:tab/><text:tab/><text:tab/><text:tab/></text:span><text:span text:style-name="T37">distReculFond</text:span><text:span text:style-name="T16"> = 1.5;</text:span></text:p>
      <text:p text:style-name="P58"><text:span text:style-name="T16"><text:tab/><text:tab/><text:tab/><text:tab/><text:tab/></text:span><text:span text:style-name="T15">// Distance to lateral parcel limits</text:span></text:p>
      <text:p text:style-name="P58"><text:span text:style-name="T16"><text:tab/><text:tab/><text:tab/><text:tab/><text:tab/></text:span><text:span text:style-name="T37">distReculLat</text:span><text:span text:style-name="T16"> = 1.5;</text:span></text:p>
      <text:p text:style-name="P58"><text:span text:style-name="T16"><text:tab/><text:tab/><text:tab/><text:tab/><text:tab/></text:span><text:span text:style-name="T15">// Distance between two buildings of a parcel</text:span></text:p>
      <text:p text:style-name="P58"><text:span text:style-name="T16"><text:tab/><text:tab/><text:tab/><text:tab/><text:tab/></text:span><text:span text:style-name="T37">distanceInterBati</text:span><text:span text:style-name="T16"> = 3;</text:span></text:p>
      <text:p text:style-name="P58"><text:span text:style-name="T16"><text:tab/><text:tab/><text:tab/><text:tab/><text:tab/></text:span><text:span text:style-name="T15">// Maximal ratio built area</text:span></text:p>
      <text:p text:style-name="P58"><text:span text:style-name="T16"><text:tab/><text:tab/><text:tab/><text:tab/><text:tab/></text:span><text:span text:style-name="T37">maximalCES</text:span><text:span text:style-name="T16"> = 1;</text:span></text:p>
      <text:p text:style-name="P58"><text:span text:style-name="T16"><text:tab/><text:tab/><text:tab/><text:tab/><text:tab/></text:span><text:span text:style-name="T37">maximalhauteur</text:span><text:span text:style-name="T16"> = 6;</text:span></text:p>
      <text:p text:style-name="P58"><text:span text:style-name="T16"><text:tab/><text:tab/><text:tab/><text:tab/>} </text:span><text:span text:style-name="T36">else</text:span><text:span text:style-name="T16"> </text:span><text:span text:style-name="T36">if</text:span><text:span text:style-name="T16"> (</text:span><text:span text:style-name="T37">typez</text:span><text:span text:style-name="T16">.equals(</text:span><text:span text:style-name="T38">"Ub"</text:span><text:span text:style-name="T16">)) {</text:span></text:p>
      <text:p text:style-name="P58"><text:span text:style-name="T16"><text:tab/><text:tab/><text:tab/><text:tab/><text:tab/></text:span><text:span text:style-name="T37">distReculVoirie</text:span><text:span text:style-name="T16"> = 4;</text:span></text:p>
      <text:p text:style-name="P58"><text:span text:style-name="T16"><text:tab/><text:tab/><text:tab/><text:tab/><text:tab/></text:span><text:span text:style-name="T15">// Distance to bottom of the parcel</text:span></text:p>
      <text:p text:style-name="P58"><text:span text:style-name="T16"><text:tab/><text:tab/><text:tab/><text:tab/><text:tab/></text:span><text:span text:style-name="T37">distReculFond</text:span><text:span text:style-name="T16"> = 1.5;</text:span></text:p>
      <text:p text:style-name="P58"><text:span text:style-name="T16"><text:tab/><text:tab/><text:tab/><text:tab/><text:tab/></text:span><text:span text:style-name="T15">// Distance to lateral parcel limits</text:span></text:p>
      <text:p text:style-name="P58"><text:span text:style-name="T16"><text:tab/><text:tab/><text:tab/><text:tab/><text:tab/></text:span><text:span text:style-name="T37">distReculLat</text:span><text:span text:style-name="T16"> = 1.5;</text:span></text:p>
      <text:p text:style-name="P58"><text:span text:style-name="T16"><text:tab/><text:tab/><text:tab/><text:tab/><text:tab/></text:span><text:span text:style-name="T15">// Distance between two buildings of a parcel</text:span></text:p>
      <text:p text:style-name="P58"><text:span text:style-name="T16"><text:tab/><text:tab/><text:tab/><text:tab/><text:tab/></text:span><text:span text:style-name="T37">distanceInterBati</text:span><text:span text:style-name="T16"> = 3;</text:span></text:p>
      <text:p text:style-name="P58"><text:span text:style-name="T16"><text:tab/><text:tab/><text:tab/><text:tab/><text:tab/></text:span><text:span text:style-name="T15">// Maximal ratio built area</text:span></text:p>
      <text:p text:style-name="P58"><text:span text:style-name="T16"><text:tab/><text:tab/><text:tab/><text:tab/><text:tab/></text:span><text:span text:style-name="T37">maximalCES</text:span><text:span text:style-name="T16"> = 0.5;</text:span></text:p>
      <text:p text:style-name="P58"><text:span text:style-name="T16"><text:tab/><text:tab/><text:tab/><text:tab/><text:tab/></text:span><text:span text:style-name="T37">maximalhauteur</text:span><text:span text:style-name="T16"> = 6;</text:span></text:p>
      <text:p text:style-name="P42"><text:tab/><text:tab/><text:tab/><text:tab/>}</text:p>
      <text:p text:style-name="P43">paramètres utilisés</text:p>
      <text:p text:style-name="P44"/>
      <text:h text:style-name="P59" text:outline-level="2">Roches les beauprès</text:h>
      <text:p text:style-name="P45"/>
      <text:h text:style-name="P60" text:outline-level="3"><text:soft-page-break/>Zones U :</text:h>
      <text:p text:style-name="P46">Zones Ua : elles couvrent le village ancien au bâti traditionnel plus dense et des secteurs proches ; elle est vouée au rôle de centralité multifonctionnelle </text:p>
      <text:p text:style-name="P47"><text:span text:style-name="T19">autorisation d’extension résidentielle </text:span>: oui</text:p>
      <text:p text:style-name="P47">Continuité sur au moins un pan de limite séparative donnant sur une voie au moins (mais le règlement comprends les murs de propriété. Ça fausse tout?!)</text:p>
      <text:p text:style-name="P47">Fond de parcelle libre</text:p>
      <text:p text:style-name="P47">Pas de CES <text:span text:style-name="T39">ni COS</text:span></text:p>
      <text:p text:style-name="P48">hauteur max : pas plus de R+2 (sans compter les combles) (sans parler des extensions si les batiments éxistants sont plus hauts </text:p>
      <text:p text:style-name="P17">habitations admises</text:p>
      <text:p text:style-name="P46"/>
      <text:p text:style-name="P46">- Zone Ub-a : elle couvre une zone d’extension multifonctionnelle, sans rôle de centralité à court terme, mais avec un bâti plus dense <text:s/><text:span text:style-name="T8">habitations admises</text:span></text:p>
      <text:p text:style-name="P49">limite de façade: alignement ou repère graphique sur le doc </text:p>
      <text:p text:style-name="P49">limite séparatives : si voirie aligné ; sinon libres </text:p>
      <text:p text:style-name="P39">CES <text:span text:style-name="T40">et autre bat </text:span>: <text:span text:style-name="T40">na</text:span></text:p>
      <text:p text:style-name="P39">hauteur : <text:span text:style-name="T40">R+2 ; 5m pour les emprises &lt;4m des limites séparatives</text:span></text:p>
      <text:p text:style-name="P18"/>
      <text:p text:style-name="P46"/>
      <text:p text:style-name="P46">- Zones Ub : elles couvrent des extensions plus récentes au bâti diffus peu dense à large dominante d’habitat <text:span text:style-name="T8">habitations admises</text:span></text:p>
      <text:p text:style-name="P39">limites de facade : &gt;2m (ou aligné en cas d’alignement préexistant)</text:p>
      <text:p text:style-name="P39">limites séparatives : 0 ou &gt;4m exceptions (si bat préexistant € 0;4m, présence d’une voie ; volume&lt;100m² ) </text:p>
      <text:p text:style-name="P40">possibilité de créer une bande pour cette zone car tout ce qui est à 4m des limites séparatives est soumis à un CES (et d’autres conditions)</text:p>
      <text:p text:style-name="P39">CES <text:span text:style-name="T40">et autre bat </text:span>: <text:span text:style-name="T40">na</text:span></text:p>
      <text:p text:style-name="P39">hauteur : <text:span text:style-name="T40">R+2 max</text:span></text:p>
      <text:p text:style-name="P18">accepte la densification</text:p>
      <text:p text:style-name="P39"/>
      <text:p text:style-name="P39"/>
      <text:p text:style-name="P39">exception pour les logements sociaux : suit l’article L 123-1-3 (mais pas trouvé de quoi il s’agit)</text:p>
      <text:p text:style-name="P17"/>
      <text:p text:style-name="P46">- Zones Ul : elles couvrent deux zones à vocation d’équipements sportifs et de loisirs, <text:span text:style-name="T9">pas d’habitations admises</text:span></text:p>
      <text:p text:style-name="P46">- Zones Uy : elles couvrent des zones d’activité existante. Elles comportent trois sous-secteurs :</text:p>
      <text:p text:style-name="P46"><text:tab/>- Uya, voué aux activités artisanales, <text:s/><text:span text:style-name="T8">habitations </text:span><text:span text:style-name="T10">sous conditions d’explotations</text:span></text:p>
      <text:p text:style-name="P46"><text:tab/>- Uyb, secteur accueillant des activités compatibles avec la zone d’habitat voisine, <text:tab/><text:span text:style-name="T8">habitations </text:span><text:span text:style-name="T10">sous conditions d’explotations</text:span></text:p>
      <text:p text:style-name="P46"><text:tab/>- Uyc, destiné à terme à devenir un secteur d’habitation. <text:span text:style-name="T11">Habitations admises </text:span><text:span text:style-name="T8">à terme</text:span></text:p>
      <text:p text:style-name="P46"/>
      <text:p text:style-name="P46">- Zone Ue : elle couvre des écarts bâtis ne disposant pas de tous les équipements publics, pouvant accueillir encore quelques constructions sous certaines conditions. <text:span text:style-name="T40">Pareil que Ub</text:span></text:p>
      <text:p text:style-name="P49">Parcelle de 1000m² min</text:p>
      <text:p text:style-name="P19"/>
      <text:h text:style-name="P60" text:outline-level="3">Zones AU :</text:h>
      <text:p text:style-name="P46">Zones 1 AU : elles couvrent des zones bénéficiant de tous les réseaux publics à leur périphérie immédiate, permettant leur aménagement comme zones d’habitat ; <text:span text:style-name="T40">même morphologique que la zone Ub. </text:span>ZAC Les Vignottes <text:span text:style-name="T40">avec maitrise totale du foncier. <text:tab/></text:span> <text:span text:style-name="T8">habitations admises</text:span></text:p>
      <text:p text:style-name="P46"/>
      <text:p text:style-name="P46"><text:soft-page-break/>Zone 1 AU-y : elle couvre une zone destinée à prolonger une zone Uy et bénéficiant à sa périphérie immédiate des réseaux permettant son aménagement,</text:p>
      <text:p text:style-name="P50">même préscription de constructibilité que l<text:span text:style-name="T40">a</text:span> zone Uy <text:span text:style-name="T8">habitations </text:span><text:span text:style-name="T10">sous conditions d’explotations</text:span></text:p>
      <text:p text:style-name="P46"/>
      <text:p text:style-name="P46">Zone 2 AU : <text:span text:style-name="T41">Zone i</text:span>nconstructible, cette zone pou<text:span text:style-name="T41">vant</text:span> s’ouvrir à l’urbanisation après nouvelle évolution du PLU. <text:span text:style-name="T11">Habitations admises </text:span><text:span text:style-name="T8">à terme</text:span></text:p>
      <text:p text:style-name="P50"/>
      <text:p text:style-name="P46"/>
      <text:p text:style-name="P46"/>
      <text:h text:style-name="P60" text:outline-level="3">Zones A :</text:h>
      <text:p text:style-name="P46">Elles couvrent des secteurs où demeurent des terres favorables à l’activité agricole dominante :</text:p>
      <text:p text:style-name="P46">l’élevage, et aux autres activités agricoles.</text:p>
      <text:p text:style-name="P51">Construction interdite. Difference entre les deux zones est qu’en zone A, il est possible d’y construire un logement que si il est liée à l’activité agricole du terrain. </text:p>
      <text:p text:style-name="P52">Zone A : <text:span text:style-name="T8">habitations </text:span><text:span text:style-name="T1">sous conditions</text:span></text:p>
      <text:p text:style-name="P52">Zone Ab : <text:span text:style-name="T8">habitations </text:span><text:span text:style-name="T1">interdites</text:span><text:tab/></text:p>
      <text:p text:style-name="P19"/>
      <text:p text:style-name="P19"/>
      <text:h text:style-name="P60" text:outline-level="3">Zones N :</text:h>
      <text:p text:style-name="P46">La zone N est une zone de protection des milieux naturels et des forêts. <text:s/><text:span text:style-name="T42">Pas de constructions possibles. <text:tab/></text:span></text:p>
      <text:p text:style-name="P52"><text:span text:style-name="T8">habitations </text:span><text:span text:style-name="T1">interdites</text:span></text:p>
      <text:p text:style-name="P44"/>
      <text:h text:style-name="P59" text:outline-level="2"><text:span text:style-name="T43">Pirey 25454</text:span> (?)</text:h>
      <text:p text:style-name="P53">Gérer la</text:p>
      <text:p text:style-name="P53">7 différentes zones AU qui préfigurent en quelque sorte les nouvelles parcelles à urbaniser.</text:p>
      <text:p text:style-name="P53">Contrainte en limite séparative de zone Ua de « aligné ou à 4m de recul ». Comment gère t on l’alignement avec d’autre bâtiments ?</text:p>
      <text:p text:style-name="P44"/>
      <text:p text:style-name="P44"/>
      <text:h text:style-name="P59" text:outline-level="2">Boussière</text:h>
      <text:p text:style-name="P11">Pareil qu’à Pirey, la limite à la voirie doit être alignée si les autres constructions sont elles aussi allignés. </text:p>
      <text:p text:style-name="P11">Hauteur minimale étranges pour plusieurs raison </text:p>
      <text:p text:style-name="P11"><text:tab/>Dépend de l’implantation du batiment, si il est situé en limite de parcelle <text:span text:style-name="T44">(si il l’est, 7 mètres au faitage et 3,5 à l’égout, si il ne l’est pas 6,5 mètres à l’égout, mais cette règle ne s’applique pas dans le cas de logements jumelés ou groupés)</text:span></text:p>
      <text:p text:style-name="P11"><text:tab/>en zone inondable régies par le PPRI</text:p>
      <text:p text:style-name="P11"/>
      <text:h text:style-name="Heading_20_2" text:outline-level="2">Chaudefontaine </text:h>
      <text:p text:style-name="P62">article 7 compliqué (en fonction de la rivière blabla)</text:p>
      <text:p text:style-name="P62"><text:soft-page-break/>Pour les zones AU, il est nécessaire de construire 6000m² de terrain pour que l’opération soit accepté. (pas prévu de l’implémenter)</text:p>
      <text:p text:style-name="P62">Recul de 30m par rapport aux bois (à implanter dans les S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0:06:04.074378480</meta:creation-date>
    <dc:date>2018-11-06T20:18:37.583713499</dc:date>
    <meta:editing-duration>P1DT7H42M9S</meta:editing-duration>
    <meta:editing-cycles>16</meta:editing-cycles>
    <meta:generator>LibreOffice/6.0.6.2$Linux_X86_64 LibreOffice_project/00m0$Build-2</meta:generator>
    <meta:document-statistic meta:table-count="0" meta:image-count="0" meta:object-count="0" meta:page-count="9" meta:paragraph-count="149" meta:word-count="1969" meta:character-count="11890" meta:non-whitespace-character-count="9901"/>
  </office:meta>
</office:document-meta>
</file>